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5f09a" officeooo:paragraph-rsid="0005f09a"/>
    </style:style>
    <style:style style:name="P2" style:family="paragraph" style:parent-style-name="Standard">
      <style:text-properties officeooo:rsid="00061c1c" officeooo:paragraph-rsid="00061c1c"/>
    </style:style>
    <style:style style:name="P3" style:family="paragraph" style:parent-style-name="Standard">
      <style:text-properties officeooo:rsid="00088aac" officeooo:paragraph-rsid="00088aac"/>
    </style:style>
    <style:style style:name="P4" style:family="paragraph" style:parent-style-name="Standard">
      <style:text-properties officeooo:rsid="0008dfa1" officeooo:paragraph-rsid="0008dfa1"/>
    </style:style>
    <style:style style:name="P5" style:family="paragraph" style:parent-style-name="Standard">
      <style:text-properties officeooo:rsid="000a71a5" officeooo:paragraph-rsid="000a71a5"/>
    </style:style>
    <style:style style:name="P6" style:family="paragraph" style:parent-style-name="Standard">
      <style:text-properties officeooo:rsid="00061c1c" officeooo:paragraph-rsid="00061c1c"/>
    </style:style>
    <style:style style:name="T1" style:family="text">
      <style:text-properties officeooo:rsid="00077b8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ilder <text:span text:style-name="T1">for bilder</text:span>:</text:p>
      <text:p text:style-name="P2"><text:a xlink:type="simple" xlink:href="https://github.com/jnicol/tweet-php" text:style-name="Internet_20_link" text:visited-style-name="Visited_20_Internet_20_Link">https://github.com/jnicol/tweet-php</text:a></text:p>
      <text:p text:style-name="P2"><text:a xlink:type="simple" xlink:href="https://web.stanford.edu/group/burnslab/publications.html" text:style-name="Internet_20_link" text:visited-style-name="Visited_20_Internet_20_Link">https://web.stanford.edu/group/burnslab/publications.html</text:a></text:p>
      <text:p text:style-name="P5">https://clipartfest.com/download/17b3e6632d62590b8a2cfcc6c7c8405bc540e7ed.html</text:p>
      <text:p text:style-name="P2"/>
      <text:p text:style-name="P3">Kode Kilder:</text:p>
      <text:p text:style-name="P4"><text:a xlink:type="simple" xlink:href="https://www.axllent.org/code/mytwit/" text:style-name="Internet_20_link" text:visited-style-name="Visited_20_Internet_20_Link">https://www.axllent.org/code/mytwit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b" fo:country="NO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3:56:31.956000000</meta:creation-date>
    <dc:date>2017-03-25T12:32:47.369000000</dc:date>
    <meta:editing-duration>PT9H9M20S</meta:editing-duration>
    <meta:editing-cycles>5</meta:editing-cycles>
    <meta:generator>LibreOffice/5.2.0.4$Windows_x86 LibreOffice_project/066b007f5ebcc236395c7d282ba488bca6720265</meta:generator>
    <meta:document-statistic meta:table-count="0" meta:image-count="0" meta:object-count="0" meta:page-count="1" meta:paragraph-count="6" meta:word-count="9" meta:character-count="236" meta:non-whitespace-character-count="233"/>
  </office:meta>
</office:document-meta>
</file>